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7052e" officeooo:paragraph-rsid="0017052e"/>
    </style:style>
    <style:style style:name="P2" style:family="paragraph" style:parent-style-name="Standard">
      <style:text-properties style:font-name="Liberation Sans" officeooo:rsid="0017052e" officeooo:paragraph-rsid="0017ead4"/>
    </style:style>
    <style:style style:name="P3" style:family="paragraph" style:parent-style-name="Standard">
      <style:text-properties style:font-name="Liberation Sans" officeooo:rsid="0015ab47" officeooo:paragraph-rsid="0015ab47"/>
    </style:style>
    <style:style style:name="P4" style:family="paragraph" style:parent-style-name="Standard">
      <style:text-properties style:font-name="Liberation Sans" fo:font-style="normal" fo:font-weight="normal" officeooo:rsid="0017052e" officeooo:paragraph-rsid="0017052e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Liberation Sans" officeooo:rsid="0017ead4" officeooo:paragraph-rsid="0017ead4"/>
    </style:style>
    <style:style style:name="T1" style:family="text">
      <style:text-properties fo:color="#000000" style:font-name="Arial" fo:font-size="12pt" fo:font-style="normal" fo:font-weight="normal" fo:background-color="transparent" loext:char-shading-value="0" style:font-name-asian="Arial" style:font-style-asian="normal" style:font-name-complex="Arial" style:font-style-complex="normal"/>
    </style:style>
    <style:style style:name="T2" style:family="text">
      <style:text-properties fo:color="#000000" fo:font-size="12pt" fo:background-color="transparent" loext:char-shading-value="0" style:font-name-asian="Arial" style:font-name-complex="Arial"/>
    </style:style>
    <style:style style:name="T3" style:family="text">
      <style:text-properties officeooo:rsid="0017ea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lison Shoiti Asato</text:p>
      <text:p text:style-name="P3"/>
      <text:p text:style-name="P3"/>
      <text:p text:style-name="P3"/>
      <text:p text:style-name="P3">APOO</text:p>
      <text:p text:style-name="P3"/>
      <text:p text:style-name="P3">Projeto: Software para gerenciamento de Pastelarias</text:p>
      <text:p text:style-name="P3"/>
      <text:p text:style-name="P3">Lista de Requisitos: </text:p>
      <text:p text:style-name="P3"/>
      <text:p text:style-name="P3">1. <text:s/>O sistema deve permitir o <text:span text:style-name="T3">gerente</text:span> gerenciar fornecedor.&lt;&lt;CRUD&gt;&gt;</text:p>
      <text:p text:style-name="P3">2. <text:s/>O sistema deve permitir o <text:span text:style-name="T3">gerente</text:span> gerenciar produto.&lt;&lt;CRUD&gt;&gt;</text:p>
      <text:p text:style-name="P3">3. <text:s/>O sistema deve permitir o <text:span text:style-name="T3">gerente</text:span> gerenciar categoria de produtos.&lt;&lt;CRUD&gt;&gt;</text:p>
      <text:p text:style-name="P3">4. <text:s/>O sistema deve permitir o gerente gerenciar o funcionario.&lt;&lt;CRUD&gt;&gt;</text:p>
      <text:p text:style-name="P3">5. <text:s/>O sistema deve permitir o <text:span text:style-name="T3">funcionario</text:span> emitir relatorio de vendas.&lt;&lt;REP&gt;&gt;</text:p>
      <text:p text:style-name="P3">6. <text:s/>O sistema deve permitir o gerente emitir relatorio de fornecedores.&lt;&lt;REP&gt;&gt;</text:p>
      <text:p text:style-name="P3">7. <text:s/>O sistema deve permitir o <text:span text:style-name="T3">funcionario</text:span> emitir relatorio de estoque de produtos.&lt;&lt;REP&gt;&gt;</text:p>
      <text:p text:style-name="P5">8. <text:s/>O sistema deve permitir o funcionario realizar vendas.</text:p>
      <text:p text:style-name="P5">9. <text:s/>O sistema deve permitir o funcionario emitir relatorio de produtos&lt;&lt;REP&gt;&gt;</text:p>
      <text:p text:style-name="P2"><text:span text:style-name="T3">10.O sistema deve permitir o gerente realizar a compra de produtos.</text:span></text:p>
      <text:p text:style-name="P2"/>
      <text:p text:style-name="P2">Atores:</text:p>
      <text:p text:style-name="P1"/>
      <text:p text:style-name="P4"><text:tab/>Gerente:<text:span text:style-name="T2">O gerente representa no sistema o usuário com maior nível hierárquico da empresa (e é uma generalização do ator Funcionário), o/os usuário(s) que tem acesso a todas as funcionalidades.</text:span></text:p>
      <text:p text:style-name="P4"><text:span text:style-name="T2"/></text:p>
      <text:p text:style-name="P1"><text:tab/>Funcionario:<text:span text:style-name="T1">O funcionário representa no sistema o usuário com acesso as funcionalidades básicas do sistema.</text:span></text:p>
      <text:p text:style-name="P1"><text:span text:style-name="T1"/></text:p>
      <text:p text:style-name="P1"><text:span text:style-name="T1"/></text:p>
      <text:p text:style-name="P3">Fluxos:</text:p>
      <text:p text:style-name="P3"/>
      <text:p text:style-name="P3">1. Fluxo Principal:</text:p>
      <text:p text:style-name="P3"/>
      <text:p text:style-name="P3">Caso de Uso: Compra de comida</text:p>
      <text:p text:style-name="P3"><text:tab/>-O funcionario verifica a disponibilidade dos produtos.</text:p>
      <text:p text:style-name="P3"><text:tab/>-O sistema informa uma lista com os produtos disponiveis para venda (nome,preço e quantidade).</text:p>
      <text:p text:style-name="P3"><text:tab/>-O funcionario seleciona os produtos que deseja comprar.</text:p>
      <text:p text:style-name="P3"><text:tab/>-O sistema informa o valor total dos produtos.</text:p>
      <text:p text:style-name="P3"><text:tab/>-O funcionario confirma os produtos selecionados.</text:p>
      <text:p text:style-name="P3"><text:tab/>-O sistema lista os metodos de pagamentos possiveis.</text:p>
      <text:p text:style-name="P3"><text:tab/>-O funcionario confirma o metodo de pagamento.</text:p>
      <text:p text:style-name="P3"><text:tab/>-O sistema informa se deseja finalizar a compra.</text:p>
      <text:p text:style-name="P3"><text:tab/>-O funcionario confirma a compra.</text:p>
      <text:p text:style-name="P3"><text:tab/>-<text:span text:style-name="T3">O sistema atualiza o estoque.</text:span></text:p>
      <text:p text:style-name="P3"/>
      <text:p text:style-name="P3">Caso de Uso: Gerenciar funcionarios</text:p>
      <text:p text:style-name="P3"><text:tab/>-O gerente solicita o cadastro dos funcionarios.</text:p>
      <text:p text:style-name="P3"><text:tab/>-O sistema informa os campos a serem preenchidos para cadastrar o funcionario.</text:p>
      <text:p text:style-name="P3"><text:tab/>-O gerente preenche os campos para o cadastro.</text:p>
      <text:p text:style-name="P3"><text:soft-page-break/><text:tab/>-O sistema salva as informações.</text:p>
      <text:p text:style-name="P3"/>
      <text:p text:style-name="P3">Caso de Uso: Gerenciar produtos</text:p>
      <text:p text:style-name="P3"><text:tab/>-O funcionario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SON ASATO</meta:initial-creator>
    <meta:creation-date>2017-03-28T21:19:16.514746568</meta:creation-date>
    <dc:date>2017-03-28T22:24:06.332509353</dc:date>
    <dc:creator>ALISON ASATO</dc:creator>
    <meta:editing-duration>PT48M46S</meta:editing-duration>
    <meta:editing-cycles>2</meta:editing-cycles>
    <meta:generator>LibreOffice/5.0.5.2$Linux_X86_64 LibreOffice_project/00$Build-2</meta:generator>
    <meta:document-statistic meta:table-count="0" meta:image-count="0" meta:object-count="0" meta:page-count="2" meta:paragraph-count="37" meta:word-count="292" meta:character-count="1991" meta:non-whitespace-character-count="1708"/>
  </office:meta>
</office:document-meta>
</file>